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margin-left="0in" fo:margin-right="0in" fo:text-indent="0in" style:auto-text-indent="false" style:writing-mode="lr-tb"/>
      <style:text-properties officeooo:paragraph-rsid="0001e61d"/>
    </style:style>
    <style:style style:name="P2" style:family="paragraph" style:parent-style-name="Standard">
      <style:paragraph-properties fo:margin-left="0in" fo:margin-right="0in" fo:text-indent="0in" style:auto-text-indent="false" style:writing-mode="lr-tb"/>
      <style:text-properties officeooo:rsid="0001e61d" officeooo:paragraph-rsid="0001e61d"/>
    </style:style>
    <style:style style:name="P3" style:family="paragraph" style:parent-style-name="Standard">
      <style:paragraph-properties fo:margin-left="0in" fo:margin-right="0in" fo:text-indent="0in" style:auto-text-indent="false" style:writing-mode="lr-tb"/>
      <style:text-properties officeooo:paragraph-rsid="00052d61"/>
    </style:style>
    <style:style style:name="P4" style:family="paragraph" style:parent-style-name="Standard">
      <style:paragraph-properties fo:margin-left="0in" fo:margin-right="0in" fo:text-indent="0in" style:auto-text-indent="false" style:writing-mode="lr-tb"/>
      <style:text-properties officeooo:rsid="000ab16e" officeooo:paragraph-rsid="000ab16e"/>
    </style:style>
    <style:style style:name="P5" style:family="paragraph" style:parent-style-name="Standard">
      <style:paragraph-properties fo:margin-left="0in" fo:margin-right="0in" fo:text-indent="0in" style:auto-text-indent="false" style:writing-mode="lr-tb"/>
      <style:text-properties officeooo:paragraph-rsid="00120212"/>
    </style:style>
    <style:style style:name="P6" style:family="paragraph" style:parent-style-name="Standard">
      <style:paragraph-properties fo:margin-left="0in" fo:margin-right="0in" fo:text-indent="0in" style:auto-text-indent="false" style:writing-mode="lr-tb"/>
      <style:text-properties officeooo:rsid="0014398c" officeooo:paragraph-rsid="0014398c"/>
    </style:style>
    <style:style style:name="P7" style:family="paragraph" style:parent-style-name="Standard">
      <style:paragraph-properties fo:margin-left="0in" fo:margin-right="0in" fo:text-indent="0in" style:auto-text-indent="false" style:writing-mode="lr-tb"/>
      <style:text-properties officeooo:rsid="0014913e" officeooo:paragraph-rsid="0014913e"/>
    </style:style>
    <style:style style:name="P8" style:family="paragraph" style:parent-style-name="Standard">
      <style:paragraph-properties fo:margin-left="0in" fo:margin-right="0in" fo:text-indent="0in" style:auto-text-indent="false" style:writing-mode="lr-tb"/>
      <style:text-properties officeooo:rsid="0014ff40" officeooo:paragraph-rsid="0014ff40"/>
    </style:style>
    <style:style style:name="P9" style:family="paragraph" style:parent-style-name="Standard">
      <style:paragraph-properties fo:margin-left="0in" fo:margin-right="0in" fo:text-indent="0in" style:auto-text-indent="false" style:writing-mode="lr-tb"/>
      <style:text-properties officeooo:rsid="001a63c0" officeooo:paragraph-rsid="001a63c0"/>
    </style:style>
    <style:style style:name="P10" style:family="paragraph" style:parent-style-name="Standard">
      <style:paragraph-properties fo:margin-left="0in" fo:margin-right="0in" fo:text-indent="0in" style:auto-text-indent="false" style:writing-mode="lr-tb"/>
      <style:text-properties officeooo:rsid="001f34a4" officeooo:paragraph-rsid="001f34a4"/>
    </style:style>
    <style:style style:name="P11" style:family="paragraph" style:parent-style-name="Standard">
      <style:paragraph-properties fo:margin-left="0in" fo:margin-right="0in" fo:text-indent="0in" style:auto-text-indent="false" style:writing-mode="lr-tb"/>
      <style:text-properties officeooo:rsid="00214bb9" officeooo:paragraph-rsid="00214bb9"/>
    </style:style>
    <style:style style:name="P12" style:family="paragraph" style:parent-style-name="Standard">
      <style:paragraph-properties fo:margin-left="0in" fo:margin-right="0in" fo:text-indent="0in" style:auto-text-indent="false" style:writing-mode="lr-tb"/>
      <style:text-properties officeooo:rsid="0024fb01" officeooo:paragraph-rsid="0024fb01"/>
    </style:style>
    <style:style style:name="P13" style:family="paragraph" style:parent-style-name="Standard">
      <style:paragraph-properties fo:margin-left="0in" fo:margin-right="0in" fo:text-indent="0in" style:auto-text-indent="false" style:writing-mode="lr-tb"/>
      <style:text-properties officeooo:rsid="0026de79" officeooo:paragraph-rsid="0026de79"/>
    </style:style>
    <style:style style:name="P14" style:family="paragraph" style:parent-style-name="Standard">
      <style:paragraph-properties fo:margin-left="0in" fo:margin-right="0in" fo:text-indent="0in" style:auto-text-indent="false" style:writing-mode="lr-tb"/>
      <style:text-properties officeooo:rsid="00289c2e" officeooo:paragraph-rsid="00289c2e"/>
    </style:style>
    <style:style style:name="P15" style:family="paragraph" style:parent-style-name="Standard">
      <style:paragraph-properties fo:margin-left="0in" fo:margin-right="0in" fo:text-indent="0in" style:auto-text-indent="false" style:writing-mode="lr-tb"/>
      <style:text-properties officeooo:rsid="00298928" officeooo:paragraph-rsid="00298928"/>
    </style:style>
    <style:style style:name="P16" style:family="paragraph" style:parent-style-name="Standard">
      <style:paragraph-properties fo:margin-left="0in" fo:margin-right="0in" fo:text-indent="0in" style:auto-text-indent="false" style:writing-mode="lr-tb"/>
      <style:text-properties officeooo:paragraph-rsid="002abbb0"/>
    </style:style>
    <style:style style:name="P17" style:family="paragraph" style:parent-style-name="Standard">
      <style:paragraph-properties fo:margin-left="0in" fo:margin-right="0in" fo:text-align="center" style:justify-single-word="false" fo:text-indent="0in" style:auto-text-indent="false" style:writing-mode="lr-tb"/>
      <style:text-properties officeooo:paragraph-rsid="002abbb0"/>
    </style:style>
    <style:style style:name="T1" style:family="text">
      <style:text-properties officeooo:rsid="0003340e"/>
    </style:style>
    <style:style style:name="T2" style:family="text">
      <style:text-properties officeooo:rsid="0014913e"/>
    </style:style>
    <style:style style:name="T3" style:family="text">
      <style:text-properties officeooo:rsid="00169e52"/>
    </style:style>
    <style:style style:name="T4" style:family="text">
      <style:text-properties officeooo:rsid="00182d53"/>
    </style:style>
    <style:style style:name="T5" style:family="text">
      <style:text-properties officeooo:rsid="0019591c"/>
    </style:style>
    <style:style style:name="T6" style:family="text">
      <style:text-properties officeooo:rsid="001a1024"/>
    </style:style>
    <style:style style:name="T7" style:family="text">
      <style:text-properties officeooo:rsid="001b1e4d"/>
    </style:style>
    <style:style style:name="T8" style:family="text">
      <style:text-properties officeooo:rsid="001cfa71"/>
    </style:style>
    <style:style style:name="T9" style:family="text">
      <style:text-properties officeooo:rsid="001dab70"/>
    </style:style>
    <style:style style:name="T10" style:family="text">
      <style:text-properties officeooo:rsid="001f1bbd"/>
    </style:style>
    <style:style style:name="T11" style:family="text">
      <style:text-properties officeooo:rsid="00206c54"/>
    </style:style>
    <style:style style:name="T12" style:family="text">
      <style:text-properties officeooo:rsid="002326fc"/>
    </style:style>
    <style:style style:name="T13" style:family="text">
      <style:text-properties officeooo:rsid="0026de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lexander Shah</text:p>
      <text:p text:style-name="P17">Homework 7: More on Trees and Sorting</text:p>
      <text:p text:style-name="P17">EN.605.202.81 Section 84</text:p>
      <text:p text:style-name="P16"/>
      <text:h text:style-name="Heading_20_1" text:outline-level="1">1.</text:h>
      <text:p text:style-name="P1"/>
      <text:p text:style-name="P2">A right in-threaded binary tree has pointers for leaves to successor nodes. This can be implemented in <text:s/>array<text:span text:style-name="T1">s</text:span> as follows.</text:p>
      <text:p text:style-name="P2"/>
      <text:p text:style-name="P3">Define TreeNode {</text:p>
      <text:p text:style-name="P3"><text:tab/>DataType Data</text:p>
      <text:p text:style-name="P3"><text:tab/>TreeNode Left, Right</text:p>
      <text:p text:style-name="P3">}</text:p>
      <text:p text:style-name="P3"/>
      <text:p text:style-name="P3">Define treeArray as Array</text:p>
      <text:p text:style-name="P3">Define RThreadArray as Array</text:p>
      <text:p text:style-name="P3"/>
      <text:p text:style-name="P3">Method MakeTree(index, DataType item):</text:p>
      <text:p text:style-name="P3"><text:tab/>TreeNode Temp = new TreeNode</text:p>
      <text:p text:style-name="P3"><text:tab/>Temp.Data = item</text:p>
      <text:p text:style-name="P3"><text:tab/>Temp.Left = null //no left child</text:p>
      <text:p text:style-name="P3"><text:tab/>Temp.Right = null //no right child</text:p>
      <text:p text:style-name="P3"><text:tab/>RThreadArray[index] = false //no rthread</text:p>
      <text:p text:style-name="P3"><text:tab/>treeArray[index] = Temp</text:p>
      <text:p text:style-name="P3"/>
      <text:p text:style-name="P3">Method SetLeft(parentIndex, DataType item):</text:p>
      <text:p text:style-name="P3"><text:tab/>leftIndex = 2 * parentIndex + 1</text:p>
      <text:p text:style-name="P3"><text:tab/>if (treeArray[parentIndex] == null) or (leftIndex &gt;= Length of treeArray)</text:p>
      <text:p text:style-name="P3"><text:tab/><text:tab/>// handle error</text:p>
      <text:p text:style-name="P3"><text:tab/>else if (treeArray[leftIndex] != null)</text:p>
      <text:p text:style-name="P3"><text:tab/><text:tab/>// handle error, parentIndex can't have existing left child</text:p>
      <text:p text:style-name="P3"><text:tab/>else</text:p>
      <text:p text:style-name="P3"><text:tab/><text:tab/>//make new left and thread </text:p>
      <text:p text:style-name="P3"><text:tab/><text:tab/>MakeTree(leftIndex, item)</text:p>
      <text:p text:style-name="P3"><text:tab/><text:tab/>treeArray[leftIndex].Right = parentIndex</text:p>
      <text:p text:style-name="P3"><text:tab/><text:tab/>RThreadArray[leftIndex] = true</text:p>
      <text:p text:style-name="P3"/>
      <text:p text:style-name="P3">Method SetRight(parentIndex, DataType item):</text:p>
      <text:p text:style-name="P3"><text:tab/>rightIndex = 2 * parentIndex + 2</text:p>
      <text:p text:style-name="P3"><text:tab/>if (treeArray[parentIndex] == null) or (rightIndex &gt;= Length of treeArray)</text:p>
      <text:p text:style-name="P3"><text:tab/><text:tab/>// handle error</text:p>
      <text:p text:style-name="P3"><text:tab/>else if (!RThreadArray[parentIndex])</text:p>
      <text:p text:style-name="P3"><text:tab/><text:tab/>// handle error, parentIndex can't have existing right child</text:p>
      <text:p text:style-name="P3"><text:tab/>else</text:p>
      <text:p text:style-name="P3"><text:tab/><text:tab/>MakeTree(rightIndex, item)</text:p>
      <text:p text:style-name="P3"/>
      <text:p text:style-name="P3"><text:tab/><text:tab/>//copy IOS from parent to right, add rthread</text:p>
      <text:p text:style-name="P3"><text:soft-page-break/><text:tab/><text:tab/>treeArray[rightIndex].Right = treeArray[parentIndex].Right</text:p>
      <text:p text:style-name="P3"><text:tab/><text:tab/>RThreadArray[rightIndex] = true</text:p>
      <text:p text:style-name="P3"/>
      <text:p text:style-name="P3"><text:tab/><text:tab/>//update parent right and remove rthread</text:p>
      <text:p text:style-name="P3"><text:tab/><text:tab/>treeArray[parentIndex].Right = rightIndex</text:p>
      <text:p text:style-name="P3"><text:tab/><text:tab/>RThreadArray[parentIndex] = false</text:p>
      <text:p text:style-name="P1"/>
      <text:h text:style-name="Heading_20_1" text:outline-level="1">2. </text:h>
      <text:p text:style-name="P1"/>
      <text:p text:style-name="P4">We can traverse tree by traversing the sequential array based on how we assigned indexes to children nodes.</text:p>
      <text:p text:style-name="P4"/>
      <text:p text:style-name="P5">Method IOT(idx):</text:p>
      <text:p text:style-name="P5"><text:tab/>while (idx != null) and (idx &lt; len(treeArray))</text:p>
      <text:p text:style-name="P5"><text:tab/><text:tab/>// find left</text:p>
      <text:p text:style-name="P5"><text:tab/><text:tab/>while ((2 * idx + 1 &lt; len(treeArray)) and (treeArray[2 * idx + 1] != null))</text:p>
      <text:p text:style-name="P5"><text:tab/><text:tab/><text:tab/>idx = 2 * idx + 1</text:p>
      <text:p text:style-name="P5"/>
      <text:p text:style-name="P5"><text:tab/><text:tab/><text:tab/>//show or do something with the data</text:p>
      <text:p text:style-name="P5"><text:tab/><text:tab/><text:tab/>print(treeArray[idx].Data)</text:p>
      <text:p text:style-name="P5"/>
      <text:p text:style-name="P5"><text:tab/><text:tab/><text:tab/>// find right</text:p>
      <text:p text:style-name="P5"><text:tab/><text:tab/><text:tab/>if (RThreadArray[idx] == true) //find thread</text:p>
      <text:p text:style-name="P5"><text:tab/><text:tab/><text:tab/><text:tab/>idx = treeArray[idx].Right <text:s/></text:p>
      <text:p text:style-name="P5"><text:tab/><text:tab/><text:tab/>else</text:p>
      <text:p text:style-name="P5"><text:tab/><text:tab/><text:tab/><text:tab/>//no thread</text:p>
      <text:p text:style-name="P5"><text:tab/><text:tab/><text:tab/><text:tab/>idx = 2 * idx + 2</text:p>
      <text:p text:style-name="P5"/>
      <text:h text:style-name="Heading_20_1" text:outline-level="1">3. </text:h>
      <text:p text:style-name="P1"/>
      <text:p text:style-name="P6">Define A as Array</text:p>
      <text:p text:style-name="P6">Define Count as Array</text:p>
      <text:p text:style-name="P6">Define Output as Array</text:p>
      <text:p text:style-name="P6"/>
      <text:p text:style-name="P6">n = len(A)</text:p>
      <text:p text:style-name="P6"/>
      <text:p text:style-name="P6">//<text:span text:style-name="T3">for each element</text:span></text:p>
      <text:p text:style-name="P6">for i from 0 to n:</text:p>
      <text:p text:style-name="P6"><text:s text:c="4"/>current_small = A[i]</text:p>
      <text:p text:style-name="P6"><text:s text:c="4"/>//<text:span text:style-name="T3">compare to all other elements</text:span></text:p>
      <text:p text:style-name="P6"><text:s text:c="4"/>for j from 0 to n:</text:p>
      <text:p text:style-name="P6"><text:s text:c="8"/>if A[j] &lt; current_small:</text:p>
      <text:p text:style-name="P6"><text:tab/>//<text:span text:style-name="T4">to count up </text:span><text:span text:style-name="T5">difference to smallest element</text:span></text:p>
      <text:p text:style-name="P6"><text:s text:c="12"/>Count[i] += 1</text:p>
      <text:p text:style-name="P6"><text:s text:c="4"/>//<text:span text:style-name="T3">Stores element at A in its sorted place, </text:span><text:span text:style-name="T6">the number of spaces away from smallest is its index</text:span></text:p>
      <text:p text:style-name="P6"><text:soft-page-break/><text:s text:c="4"/>Output[Count[i]] = A[i]</text:p>
      <text:p text:style-name="P8">return Output</text:p>
      <text:p text:style-name="P6"/>
      <text:p text:style-name="P6">//<text:span text:style-name="T2">Example</text:span></text:p>
      <text:p text:style-name="P7">A=[2,4,3,5,6]</text:p>
      <text:p text:style-name="P7">Count = [0,2,1,3,4]</text:p>
      <text:p text:style-name="P7">Output = [2,3,4,5,6]</text:p>
      <text:p text:style-name="P7"/>
      <text:p text:style-name="P8">The Output array needs to be size n, the same size as the unique number of elements in the array. If there are repeated values they will be overwritten.</text:p>
      <text:p text:style-name="P6"/>
      <text:h text:style-name="Heading_20_1" text:outline-level="1">4. </text:h>
      <text:p text:style-name="P1"/>
      <text:p text:style-name="P9">This method executes in O(n^2) time <text:span text:style-name="T7">as it requires comparing every element against every other element (</text:span><text:span text:style-name="T8">in a double </text:span><text:span text:style-name="T7">nested loop)</text:span> and requires O(n) space to store multiple copies of n size arrays. <text:span text:style-name="T9">The order to data does not affect the speed or space requirements for the algorithm </text:span><text:span text:style-name="T10">as it still needs to do just as many comparisons and make just as many arrays</text:span><text:span text:style-name="T9">.</text:span></text:p>
      <text:p text:style-name="P1"/>
      <text:h text:style-name="Heading_20_1" text:outline-level="1">5. </text:h>
      <text:p text:style-name="P1"/>
      <text:p text:style-name="P10">We can compare each element to the next element and check for min and max at each step while iterating through the array. This would be accomplished by iterating through the array by twos. The value at A[i] will be compared to the next value A[i+1], and based on which is larger we would then check whether our min and max should be updated. <text:span text:style-name="T11">By iterating by twos, we cut the search in half. So overall there should be n/2 comparisons, instead of the naive approach checking every value for min and max which would take n time, or iterating through the array to find min then max, which would require 2n.</text:span></text:p>
      <text:p text:style-name="P10"/>
      <text:p text:style-name="P11">e.g.</text:p>
      <text:p text:style-name="P12">Define max_val as Integer</text:p>
      <text:p text:style-name="P12">Define min_val as Integer</text:p>
      <text:p text:style-name="P14">max_val = min_val = A[0]</text:p>
      <text:p text:style-name="P15">i=0</text:p>
      <text:p text:style-name="P11"/>
      <text:p text:style-name="P13">while i &lt; n-1:</text:p>
      <text:p text:style-name="P11"><text:s text:c="4"/>if A[i] &lt; A[i+1]:</text:p>
      <text:p text:style-name="P11"><text:s text:c="8"/>max_val = max(max_val, A[i+1])</text:p>
      <text:p text:style-name="P11"><text:s text:c="8"/>min_val = min(min_val, A[i])</text:p>
      <text:p text:style-name="P11"><text:s text:c="4"/>else:</text:p>
      <text:p text:style-name="P11"><text:s text:c="8"/>max_val = max(max_val, A[i])</text:p>
      <text:p text:style-name="P11"><text:s text:c="8"/>min_val = min(min_val, A[i + 1])</text:p>
      <text:p text:style-name="P11"><text:s text:c="4"/><text:span text:style-name="T13">i+=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9T16:42:32.628000000</meta:creation-date>
    <dc:date>2023-10-31T11:45:20.127000000</dc:date>
    <meta:editing-duration>PT1H50M59S</meta:editing-duration>
    <meta:editing-cycles>46</meta:editing-cycles>
    <meta:generator>LibreOffice/7.6.2.1$Windows_X86_64 LibreOffice_project/56f7684011345957bbf33a7ee678afaf4d2ba333</meta:generator>
    <meta:document-statistic meta:table-count="0" meta:image-count="0" meta:object-count="0" meta:page-count="3" meta:paragraph-count="96" meta:word-count="618" meta:character-count="3867" meta:non-whitespace-character-count="3171"/>
  </office:meta>
</office:document-meta>
</file>